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999999" draw:marker-start-width="0.512cm" draw:marker-end-width="0.512cm" draw:fill="none" draw:textarea-vertical-align="middle" fo:padding-top="0.152cm" fo:padding-bottom="0.152cm" fo:padding-left="0.277cm" fo:padding-right="0.277cm"/>
    </style:style>
    <style:style style:name="gr2" style:family="graphic" style:parent-style-name="standard">
      <style:graphic-properties draw:fill-color="#eeeeee" draw:textarea-vertical-align="middle" draw:auto-grow-height="false" fo:min-height="0.258cm" fo:min-width="0.262cm"/>
    </style:style>
    <style:style style:name="gr3" style:family="graphic" style:parent-style-name="standard">
      <style:graphic-properties draw:fill="solid" draw:fill-color="#eeeeee" draw:textarea-vertical-align="middle" draw:auto-grow-height="false" fo:min-height="0.258cm" fo:min-width="0.262cm"/>
    </style:style>
    <style:style style:name="gr4" style:family="graphic" style:parent-style-name="standard">
      <style:graphic-properties draw:fill="solid" draw:fill-color="#eeeeee" draw:textarea-vertical-align="middle" draw:auto-grow-height="false" fo:min-height="0.258cm" fo:min-width="4.834cm"/>
    </style:style>
    <style:style style:name="gr5" style:family="graphic" style:parent-style-name="standard">
      <style:graphic-properties draw:fill="solid" draw:fill-color="#eeeeee" draw:textarea-vertical-align="middle" draw:auto-grow-height="false" fo:min-height="0.258cm" fo:min-width="0.289cm"/>
    </style:style>
    <style:style style:name="gr6" style:family="graphic" style:parent-style-name="standard">
      <style:graphic-properties draw:fill="solid" draw:fill-color="#eeeeee" draw:textarea-vertical-align="middle" draw:auto-grow-height="false" fo:min-height="0.258cm" fo:min-width="0.262cm"/>
    </style:style>
    <style:style style:name="gr7" style:family="graphic" style:parent-style-name="standard">
      <style:graphic-properties draw:stroke="none" draw:fill-color="#ffff66" draw:textarea-vertical-align="middle" draw:auto-grow-height="false" fo:min-height="0.258cm" fo:min-width="1.278cm"/>
    </style:style>
    <style:style style:name="gr8" style:family="graphic" style:parent-style-name="standard">
      <style:graphic-properties draw:stroke="none" draw:fill-color="#ff6600" draw:textarea-vertical-align="middle" draw:auto-grow-height="false" fo:min-height="0.258cm" fo:min-width="1.27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0" style:family="graphic" style:parent-style-name="standard">
      <style:graphic-properties draw:fill-color="#33ff99" draw:textarea-vertical-align="middle" draw:auto-grow-height="false" fo:min-height="0.258cm" fo:min-width="0.262cm"/>
    </style:style>
    <style:style style:name="gr11" style:family="graphic" style:parent-style-name="standard">
      <style:graphic-properties draw:fill-color="#ffff66" draw:textarea-vertical-align="middle" draw:auto-grow-height="false" fo:min-height="0.258cm" fo:min-width="4.834cm"/>
    </style:style>
    <style:style style:name="gr12" style:family="graphic" style:parent-style-name="standard">
      <style:graphic-properties draw:fill-color="#ff6600" draw:textarea-vertical-align="middle" draw:auto-grow-height="false" fo:min-height="0.258cm" fo:min-width="0.26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4" style:family="graphic" style:parent-style-name="standard">
      <style:graphic-properties draw:fill-color="#33ff99" draw:textarea-vertical-align="middle" draw:auto-grow-height="false" fo:min-height="0.258cm" fo:min-width="4.834cm"/>
    </style:style>
    <style:style style:name="gr15" style:family="graphic" style:parent-style-name="standard">
      <style:graphic-properties draw:fill-color="#ffff66" draw:textarea-vertical-align="middle" draw:auto-grow-height="false" fo:min-height="0.258cm" fo:min-width="15.28cm"/>
    </style:style>
    <style:style style:name="gr1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644cm" fo:min-width="3.31cm"/>
    </style:style>
    <style:style style:name="gr17" style:family="graphic" style:parent-style-name="standard">
      <style:graphic-properties draw:stroke="none" draw:fill-color="#33ff99" draw:textarea-vertical-align="middle" draw:auto-grow-height="false" fo:min-height="0.258cm" fo:min-width="1.278cm"/>
    </style:style>
    <style:style style:name="gr18" style:family="graphic" style:parent-style-name="standard">
      <style:graphic-properties draw:stroke="none" svg:stroke-color="#3465a4" draw:fill="solid" draw:fill-color="#ffffff" draw:gradient-step-count="0" draw:opacity-name="Transparency_20_5" draw:textarea-horizontal-align="justify" draw:textarea-vertical-align="middle" draw:auto-grow-height="false" fo:min-height="2.417cm" fo:min-width="0.516cm" draw:shadow-offset-x="0.203cm" draw:shadow-offset-y="0.203cm"/>
    </style:style>
    <style:style style:name="gr19" style:family="graphic" style:parent-style-name="standard">
      <style:graphic-properties draw:stroke="none" draw:fill-color="#eeeeee" draw:textarea-vertical-align="middle" draw:auto-grow-height="false" fo:min-height="0.258cm" fo:min-width="1.278cm"/>
    </style:style>
    <style:style style:name="gr20" style:family="graphic" style:parent-style-name="standard">
      <style:graphic-properties draw:stroke="none" draw:fill="none" draw:fill-color="#eeeeee" draw:textarea-vertical-align="middle" draw:auto-grow-height="false" fo:min-height="0.258cm" fo:min-width="1.27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="solid" draw:fill-color="#eeeeee"/>
      <style:paragraph-properties fo:text-align="center"/>
    </style:style>
    <style:style style:name="P5" style:family="paragraph">
      <loext:graphic-properties draw:fill-color="#ffff66"/>
      <style:paragraph-properties fo:text-align="center"/>
    </style:style>
    <style:style style:name="P6" style:family="paragraph">
      <loext:graphic-properties draw:fill-color="#ff6600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33ff99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solid" draw:fill-color="#ffffff" draw:gradient-step-count="0" draw:opacity-name="Transparency_20_5"/>
      <style:paragraph-properties fo:text-align="center"/>
    </style:style>
    <style:style style:name="P11" style:family="paragraph">
      <loext:graphic-properties draw:fill="none"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535cm" svg:y1="3.159cm" svg:x2="13.535cm" svg:y2="6.512cm">
          <text:p/>
        </draw:line>
        <draw:custom-shape draw:style-name="gr2" draw:text-style-name="P3" draw:layer="layout" svg:width="0.762cm" svg:height="0.508cm" svg:x="14.716cm" svg:y="3.921cm">
          <text:p text:style-name="P2">1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62cm" svg:height="0.508cm" svg:x="15.478cm" svg:y="3.921cm">
          <text:p text:style-name="P2">14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62cm" svg:height="0.508cm" svg:x="16.24cm" svg:y="3.921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334cm" svg:height="0.508cm" svg:x="15.478cm" svg:y="4.81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89cm" svg:height="0.508cm" svg:x="16.975cm" svg:y="3.921cm">
          <text:p text:style-name="P2">16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62cm" svg:height="0.508cm" svg:x="17.764cm" svg:y="3.921cm">
          <text:p text:style-name="P2">17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62cm" svg:height="0.508cm" svg:x="18.526cm" svg:y="3.921cm">
          <text:p text:style-name="P2">18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762cm" svg:height="0.508cm" svg:x="19.288cm" svg:y="3.92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762cm" svg:height="0.508cm" svg:x="20.05cm" svg:y="3.92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08cm" svg:y1="3.159cm" svg:x2="6.08cm" svg:y2="6.512cm">
          <text:p/>
        </draw:line>
        <draw:line draw:style-name="gr1" draw:text-style-name="P1" draw:layer="layout" svg:x1="8.239cm" svg:y1="3.159cm" svg:x2="8.239cm" svg:y2="6.512cm">
          <text:p/>
        </draw:line>
        <draw:line draw:style-name="gr1" draw:text-style-name="P1" draw:layer="layout" svg:x1="11.16cm" svg:y1="3.159cm" svg:x2="11.16cm" svg:y2="6.512cm">
          <text:p/>
        </draw:line>
        <draw:line draw:style-name="gr1" draw:text-style-name="P1" draw:layer="layout" svg:x1="11.541cm" svg:y1="2.27cm" svg:x2="11.541cm" svg:y2="6.512cm">
          <text:p/>
        </draw:line>
        <draw:custom-shape draw:style-name="gr7" draw:text-style-name="P5" draw:layer="layout" svg:width="1.778cm" svg:height="0.508cm" svg:x="5.218cm" svg:y="2.651cm">
          <text:p text:style-name="P2">Snap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1.778cm" svg:height="0.508cm" svg:x="7.35cm" svg:y="2.651cm">
          <text:p text:style-name="P2">Snap 2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2.562cm" svg:height="0.725cm" svg:x="1.983cm" svg:y="3.794cm">
          <draw:text-box>
            <text:p>Daily rule </text:p>
          </draw:text-box>
        </draw:frame>
        <draw:custom-shape draw:style-name="gr10" draw:text-style-name="P8" draw:layer="layout" svg:width="0.762cm" svg:height="0.508cm" svg:x="10.906cm" svg:y="3.921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508cm" svg:x="11.668cm" svg:y="3.921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508cm" svg:x="12.43cm" svg:y="3.921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508cm" svg:x="13.192cm" svg:y="3.921cm">
          <text:p text:style-name="P2">1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508cm" svg:x="13.954cm" svg:y="3.921cm">
          <text:p text:style-name="P2">12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5.334cm" svg:height="0.508cm" svg:x="4.81cm" svg:y="4.81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508cm" svg:x="5.572cm" svg:y="3.921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508cm" svg:x="6.334cm" svg:y="3.921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508cm" svg:x="7.096cm" svg:y="3.921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762cm" svg:height="0.508cm" svg:x="7.858cm" svg:y="3.921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508cm" svg:x="8.62cm" svg:y="3.921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508cm" svg:x="9.382cm" svg:y="3.921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508cm" svg:x="10.144cm" svg:y="3.921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508cm" svg:x="4.81cm" svg:y="3.921cm">
          <text:p text:style-name="P2">0</text:p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3.442cm" svg:height="1.199cm" svg:x="2.003cm" svg:y="4.693cm">
          <draw:text-box>
            <text:p>Weekly rule</text:p>
          </draw:text-box>
        </draw:frame>
        <draw:frame draw:style-name="gr13" draw:text-style-name="P7" draw:layer="layout" svg:width="2.933cm" svg:height="1.199cm" svg:x="2.004cm" svg:y="5.594cm">
          <draw:text-box>
            <text:p>Monthly rule</text:p>
          </draw:text-box>
        </draw:frame>
        <draw:custom-shape draw:style-name="gr14" draw:text-style-name="P8" draw:layer="layout" svg:width="5.334cm" svg:height="0.508cm" svg:x="10.144cm" svg:y="4.81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5.78cm" svg:height="0.508cm" svg:x="4.81cm" svg:y="5.699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81cm" svg:height="2.894cm" svg:x="18.553cm" svg:y="3.82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.778cm" svg:height="0.508cm" svg:x="10.271cm" svg:y="2.651cm">
          <text:p text:style-name="P2">Snap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1.016cm" svg:height="2.667cm" svg:x="17.637cm" svg:y="3.79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1.778cm" svg:height="0.508cm" svg:x="10.652cm" svg:y="1.762cm">
          <text:p text:style-name="P2">Snap 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1.778cm" svg:height="0.508cm" svg:x="12.719cm" svg:y="2.651cm">
          <text:p text:style-name="P2">(Today)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opacity draw:name="Transparency_20_5" draw:display-name="Transparency 5" draw:style="linear" draw:start="100%" draw:end="0%" draw:angle="27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gradient-step-count="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2T21:29:02.518676590</meta:creation-date>
    <dc:date>2020-03-29T23:12:35.045075770</dc:date>
    <meta:editing-duration>PT1H13M38S</meta:editing-duration>
    <meta:editing-cycles>18</meta:editing-cycles>
    <meta:generator>LibreOffice/6.0.7.3$Linux_X86_64 LibreOffice_project/00m0$Build-3</meta:generator>
    <meta:document-statistic meta:object-count="40"/>
  </office:meta>
</office:document-meta>
</file>